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048c7e" officeooo:paragraph-rsid="00048c7e"/>
    </style:style>
    <style:style style:name="P3" style:family="paragraph" style:parent-style-name="Standard">
      <style:text-properties officeooo:rsid="0006799c" officeooo:paragraph-rsid="000679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"Product Code":"ZL-5H-NeonPink","Image":"http:\/\/images.becomeus.com\/Maxstar\/ZL-5H\/NeonPink\/3.jpg","Price":"94","Status":"Active","Business Group":"Partnership","Product Group":"Shoes","Stock":"0","Supplier":"Maxstar","Marketplaces":"\u6dd8\u5b9d\u7f51, \u901f\u5356\u901a, Amazon.com, Amazon.uk, MaxstarStore, eBay and etc","Added Time":"2015.08.27 13:02:55","Added User":"donghyun","Modified Time":"2015.08.27 13:03:46","Modified User":"donghyun","id":"1"}</text:p>
      <text:p text:style-name="P2">DHL트랙킹 넘버</text:p>
      <text:p text:style-name="Standard">3809009540</text:p>
      <text:p text:style-name="P3"/>
      <text:p text:style-name="P3"/>
      <text:p text:style-name="P3"/>
      <text:p text:style-name="P3"/>
      <text:p text:style-name="P3"><text:s text:c="8"/>var chk = document.getElementsByName('marketplaces');</text:p>
      <text:p text:style-name="P3"><text:s text:c="8"/>var len = chk.length; <text:s text:c="6"/>// marketplaces 체크박스 숫자 </text:p>
      <text:p text:style-name="P3"><text:s text:c="8"/>var checkRow = ''; <text:s text:c="9"/>//체크박스 value를 담을 임시공간</text:p>
      <text:p text:style-name="P3"><text:s text:c="8"/>var checkCnt=0; <text:s text:c="12"/>//체크된 갯수</text:p>
      <text:p text:style-name="P3"><text:s text:c="8"/>var checkLast = ''; <text:s text:c="7"/>//체크된 체크박스의 마지막 인덱스</text:p>
      <text:p text:style-name="P3"><text:s text:c="8"/>var rowValues = ''; <text:s text:c="6"/>// 체크된 요소의 값들을 저장할 공간 </text:p>
      <text:p text:style-name="P3"><text:s text:c="8"/>var cnt=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5:26:30.324730269</meta:creation-date>
    <dc:date>2015-09-24T09:22:44.230842131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105" meta:character-count="833" meta:non-whitespace-character-count="681"/>
  </office:meta>
</office:document-meta>
</file>